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31.1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compare_by_nod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/>
          <table:table-cell office:value-type="string" calcext:value-type="string">
            <text:p>letter</text:p>
          </table:table-cell>
          <table:table-cell office:value-type="string" calcext:value-type="string">
            <text:p>mean base 8</text:p>
          </table:table-cell>
          <table:table-cell office:value-type="string" calcext:value-type="string">
            <text:p>mean base 32</text:p>
          </table:table-cell>
          <table:table-cell office:value-type="string" calcext:value-type="string">
            <text:p>mean base 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0.0585092844247662" calcext:value-type="float">
            <text:p>0.058509284424766</text:p>
          </table:table-cell>
          <table:table-cell office:value-type="float" office:value="0.358870214591889" calcext:value-type="float">
            <text:p>0.358870214591889</text:p>
          </table:table-cell>
          <table:table-cell office:value-type="float" office:value="0.295853272531915" calcext:value-type="float">
            <text:p>0.2958532725319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0.0498316516643057" calcext:value-type="float">
            <text:p>0.049831651664306</text:p>
          </table:table-cell>
          <table:table-cell office:value-type="float" office:value="0.270627058218831" calcext:value-type="float">
            <text:p>0.270627058218831</text:p>
          </table:table-cell>
          <table:table-cell office:value-type="float" office:value="0.224167274969513" calcext:value-type="float">
            <text:p>0.2241672749695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style-name="ce1" office:value-type="float" office:value="0.73635211764872" calcext:value-type="float">
            <text:p>0.73635211764872</text:p>
          </table:table-cell>
          <table:table-cell office:value-type="float" office:value="0.342519694520048" calcext:value-type="float">
            <text:p>0.342519694520048</text:p>
          </table:table-cell>
          <table:table-cell office:value-type="float" office:value="0.449426194617368" calcext:value-type="float">
            <text:p>0.4494261946173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style-name="ce1" office:value-type="float" office:value="0.920148080117583" calcext:value-type="float">
            <text:p>0.920148080117583</text:p>
          </table:table-cell>
          <table:table-cell office:value-type="float" office:value="0.837141492451813" calcext:value-type="float">
            <text:p>0.837141492451813</text:p>
          </table:table-cell>
          <table:table-cell office:value-type="float" office:value="0.623648157994998" calcext:value-type="float">
            <text:p>0.6236481579949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table:style-name="ce1" office:value-type="float" office:value="0.849730803324974" calcext:value-type="float">
            <text:p>0.849730803324974</text:p>
          </table:table-cell>
          <table:table-cell office:value-type="float" office:value="0.598496222234553" calcext:value-type="float">
            <text:p>0.598496222234553</text:p>
          </table:table-cell>
          <table:table-cell office:value-type="float" office:value="0.855971895003214" calcext:value-type="float">
            <text:p>0.8559718950032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D</text:p>
          </table:table-cell>
          <table:table-cell office:value-type="float" office:value="0.339908952123182" calcext:value-type="float">
            <text:p>0.33990895212318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815494402003496" calcext:value-type="float">
            <text:p>0.8154944020034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22T15:18:10.855288049</dc:date>
    <meta:editing-duration>PT38S</meta:editing-duration>
    <meta:editing-cycles>1</meta:editing-cycles>
    <meta:document-statistic meta:table-count="1" meta:cell-count="34" meta:object-count="0"/>
    <meta:generator>LibreOffice/6.0.7.3$Linux_X86_64 LibreOffice_project/00m0$Build-3</meta:generator>
  </office:meta>
</office:document-meta>
</file>